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5cm"/>
    </style:style>
    <style:style style:name="gr2" style:family="graphic" style:parent-style-name="standard">
      <style:graphic-properties draw:fill="solid" draw:textarea-horizontal-align="justify" draw:textarea-vertical-align="middle" draw:auto-grow-height="false" fo:min-height="1.25cm" fo:min-width="4.857cm"/>
    </style:style>
    <style:style style:name="gr3" style:family="graphic" style:parent-style-name="standard">
      <style:graphic-properties draw:fill="solid" draw:fill-color="#ff9999" draw:textarea-horizontal-align="justify" draw:textarea-vertical-align="middle" draw:auto-grow-height="false" fo:min-height="0.85cm" fo:min-width="3.4cm"/>
    </style:style>
    <style:style style:name="gr4" style:family="graphic" style:parent-style-name="standard">
      <style:graphic-properties draw:fill="solid" draw:fill-color="#ff9999" draw:textarea-horizontal-align="justify" draw:textarea-vertical-align="middle" draw:auto-grow-height="false" fo:min-height="0.75cm" fo:min-width="3.9cm"/>
    </style:style>
    <style:style style:name="gr5" style:family="graphic" style:parent-style-name="standard">
      <style:graphic-properties draw:fill="solid" draw:fill-color="#ff9999" draw:textarea-horizontal-align="justify" draw:textarea-vertical-align="middle" draw:auto-grow-height="false" fo:min-height="0.85cm" fo:min-width="7.1cm"/>
    </style:style>
    <style:style style:name="gr6" style:family="graphic" style:parent-style-name="standard">
      <style:graphic-properties draw:fill="solid" draw:fill-color="#ff9999" draw:textarea-horizontal-align="justify" draw:textarea-vertical-align="middle" draw:auto-grow-height="false" fo:min-height="0.75cm" fo:min-width="4.4cm"/>
    </style:style>
    <style:style style:name="gr7" style:family="graphic" style:parent-style-name="standard">
      <style:graphic-properties draw:fill="solid" draw:textarea-horizontal-align="justify" draw:textarea-vertical-align="middle" draw:auto-grow-height="false" fo:min-height="1.306cm" fo:min-width="4.098cm"/>
    </style:style>
    <style:style style:name="gr8" style:family="graphic" style:parent-style-name="standard">
      <style:graphic-properties draw:textarea-horizontal-align="justify" draw:textarea-vertical-align="bottom" draw:auto-grow-height="false" fo:min-height="6.95cm" fo:min-width="26cm"/>
    </style:style>
    <style:style style:name="gr9" style:family="graphic" style:parent-style-name="standard">
      <style:graphic-properties draw:fill="solid" draw:textarea-horizontal-align="justify" draw:textarea-vertical-align="middle" draw:auto-grow-height="false" fo:min-height="1.094cm" fo:min-width="3.3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="solid" draw:fill-color="#ff9999" draw:textarea-horizontal-align="justify" draw:textarea-vertical-align="middle" draw:auto-grow-height="false" fo:min-height="0.45cm" fo:min-width="3.9cm"/>
    </style:style>
    <style:style style:name="gr12" style:family="graphic" style:parent-style-name="standard">
      <style:graphic-properties draw:textarea-horizontal-align="justify" draw:textarea-vertical-align="bottom" draw:auto-grow-height="false" fo:min-height="8.15cm" fo:min-width="26.1cm"/>
    </style:style>
    <style:style style:name="gr13" style:family="graphic" style:parent-style-name="standard">
      <style:graphic-properties draw:fill="solid" draw:textarea-horizontal-align="justify" draw:textarea-vertical-align="middle" draw:auto-grow-height="false" fo:min-height="1.306cm" fo:min-width="2.542cm"/>
    </style:style>
    <style:style style:name="gr14" style:family="graphic" style:parent-style-name="standard">
      <style:graphic-properties draw:fill="solid" draw:textarea-horizontal-align="justify" draw:textarea-vertical-align="middle" draw:auto-grow-height="false" fo:min-height="1.306cm" fo:min-width="2.612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1.378cm" fo:min-width="1.92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9999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8cm" svg:height="1.8cm" svg:x="5.85cm" svg:y="1.4cm">
          <draw:text-box>
            <text:p text:style-name="P1">Customers formula for statstack</text:p>
            <text:p text:style-name="P1">https://github.com/opensource-expert/customers-formula/</text:p>
          </draw:text-box>
        </draw:frame>
        <draw:custom-shape draw:style-name="gr2" draw:text-style-name="P3" xml:id="id7" draw:id="id7" draw:layer="layout" svg:width="5.357cm" svg:height="1.5cm" svg:x="2.043cm" svg:y="5.5cm">
          <text:p text:style-name="P1">customers.sls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9cm" svg:height="1.1cm" svg:x="15.6cm" svg:y="3.8cm">
          <text:p text:style-name="P1">domains.sls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4.4cm" svg:height="1cm" svg:x="15.5cm" svg:y="9.24cm">
          <text:p text:style-name="P1">webconfig.sls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7.6cm" svg:height="1.1cm" svg:x="15.6cm" svg:y="5.16cm">
          <text:p text:style-name="P1">managed_password.yaml</text:p>
          <draw:enhanced-geometry svg:viewBox="0 0 21600 21600" draw:type="rectangle" draw:enhanced-path="M 0 0 L 21600 0 21600 21600 0 21600 0 0 Z N"/>
        </draw:custom-shape>
        <draw:custom-shape draw:style-name="gr6" draw:text-style-name="P4" xml:id="id4" draw:id="id4" draw:layer="layout" svg:width="4.9cm" svg:height="1cm" svg:x="15.6cm" svg:y="6.52cm">
          <text:p text:style-name="P1">mysql_users.sls</text:p>
          <draw:enhanced-geometry svg:viewBox="0 0 21600 21600" draw:type="rectangle" draw:enhanced-path="M 0 0 L 21600 0 21600 21600 0 21600 0 0 Z N"/>
        </draw:custom-shape>
        <draw:custom-shape draw:style-name="gr7" draw:text-style-name="P3" xml:id="id6" draw:id="id6" draw:layer="layout" svg:width="6.5cm" svg:height="2.2cm" svg:x="1.7cm" svg:y="15.9cm">
          <text:p text:style-name="P1">customers</text:p>
          <text:p text:style-name="P1">formu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6.5cm" svg:height="7.2cm" svg:x="1.5cm" svg:y="12.4cm">
          <text:p text:style-name="P1">state</text:p>
          <draw:enhanced-geometry svg:viewBox="0 0 21600 21600" draw:type="rectangle" draw:enhanced-path="M 0 0 L 21600 0 21600 21600 0 21600 0 0 Z N"/>
        </draw:custom-shape>
        <draw:custom-shape draw:style-name="gr9" draw:text-style-name="P3" xml:id="id1" draw:id="id1" draw:layer="layout" svg:width="5.4cm" svg:height="1.9cm" svg:x="4.2cm" svg:y="13cm">
          <text:p text:style-name="P1">templa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line" svg:x1="9.6cm" svg:y1="13.95cm" svg:x2="15.6cm" svg:y2="4.35cm" draw:start-shape="id1" draw:start-glue-point="10" draw:end-shape="id2" svg:d="M9600 13950l6000-9600" svg:viewBox="0 0 6001 9601">
          <text:p/>
        </draw:connector>
        <draw:connector draw:style-name="gr10" draw:text-style-name="P5" draw:layer="layout" draw:type="line" svg:x1="9.6cm" svg:y1="13.95cm" svg:x2="15.6cm" svg:y2="5.71cm" draw:start-shape="id1" draw:start-glue-point="10" draw:end-shape="id3" draw:end-glue-point="3" svg:d="M9600 13950l6000-8240" svg:viewBox="0 0 6001 8241">
          <text:p/>
        </draw:connector>
        <draw:connector draw:style-name="gr10" draw:text-style-name="P5" draw:layer="layout" draw:type="line" svg:x1="9.6cm" svg:y1="13.95cm" svg:x2="15.6cm" svg:y2="7.02cm" draw:start-shape="id1" draw:start-glue-point="10" draw:end-shape="id4" draw:end-glue-point="3" svg:d="M9600 13950l6000-6930" svg:viewBox="0 0 6001 6931">
          <text:p/>
        </draw:connector>
        <draw:connector draw:style-name="gr10" draw:text-style-name="P5" draw:layer="layout" draw:type="line" svg:x1="9.6cm" svg:y1="13.95cm" svg:x2="15.5cm" svg:y2="9.74cm" draw:start-shape="id1" draw:start-glue-point="10" draw:end-shape="id5" draw:end-glue-point="3" svg:d="M9600 13950l5900-4210" svg:viewBox="0 0 5901 4211">
          <text:p/>
        </draw:connector>
        <draw:connector draw:style-name="gr10" draw:text-style-name="P5" draw:layer="layout" draw:type="line" svg:x1="4.95cm" svg:y1="15.9cm" svg:x2="6.9cm" svg:y2="14.9cm" draw:start-shape="id6" draw:start-glue-point="4" draw:end-shape="id1" draw:end-glue-point="8" svg:d="M4950 15900l1950-1000" svg:viewBox="0 0 1951 1001">
          <text:p/>
        </draw:connector>
        <draw:connector draw:style-name="gr10" draw:text-style-name="P5" draw:layer="layout" draw:type="line" svg:x1="4.721cm" svg:y1="7cm" svg:x2="6.9cm" svg:y2="13cm" draw:start-shape="id7" draw:start-glue-point="2" draw:end-shape="id1" draw:end-glue-point="4" svg:d="M4721 7000l2179 6000" svg:viewBox="0 0 2180 6001">
          <text:p/>
        </draw:connector>
        <draw:custom-shape draw:style-name="gr11" draw:text-style-name="P4" draw:layer="layout" svg:width="4.4cm" svg:height="0.7cm" svg:x="15.4cm" svg:y="10.6cm">
          <text:p text:style-name="P1">Etc…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6.6cm" svg:height="8.4cm" svg:x="1.4cm" svg:y="3.4cm">
          <text:p text:style-name="P1">pill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8" draw:id="id8" draw:layer="layout" svg:width="4.3cm" svg:height="2.2cm" svg:x="12.9cm" svg:y="14.1cm">
          <text:p text:style-name="P1">apache</text:p>
          <text:p text:style-name="P1">formu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" draw:id="id9" draw:layer="layout" svg:width="4.4cm" svg:height="2.2cm" svg:x="23.6cm" svg:y="14.1cm">
          <text:p text:style-name="P1">mysql</text:p>
          <text:p text:style-name="P1">formu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curve" svg:x1="19.9cm" svg:y1="9.74cm" svg:x2="15.05cm" svg:y2="14.1cm" draw:start-shape="id5" draw:start-glue-point="1" draw:end-shape="id8" draw:end-glue-point="4" svg:d="M19900 9740c751 0 626 1215-774 1582s-4076-117-4076 2778" svg:viewBox="0 0 5306 4361">
          <text:p/>
        </draw:connector>
        <draw:connector draw:style-name="gr10" draw:text-style-name="P5" draw:layer="layout" draw:type="curve" svg:x1="20.5cm" svg:y1="7.02cm" svg:x2="23.6cm" svg:y2="15.2cm" draw:start-shape="id4" draw:start-glue-point="1" draw:end-shape="id9" svg:d="M20500 7020c2325 0 775 8180 3100 8180" svg:viewBox="0 0 3101 8181">
          <text:p/>
        </draw:connector>
        <draw:connector draw:style-name="gr10" draw:text-style-name="P5" draw:layer="layout" draw:type="curve" svg:x1="23.2cm" svg:y1="5.71cm" svg:x2="20.5cm" svg:y2="7.02cm" draw:start-shape="id3" draw:start-glue-point="1" draw:end-shape="id4" draw:end-glue-point="1" svg:d="M23200 5710c751 0 2101 1310-2700 1310" svg:viewBox="0 0 3465 1311">
          <text:p/>
        </draw:connector>
        <draw:custom-shape draw:style-name="gr4" draw:text-style-name="P4" xml:id="id10" draw:id="id10" draw:layer="layout" svg:width="4.4cm" svg:height="1cm" svg:x="15.5cm" svg:y="7.88cm">
          <text:p text:style-name="P1">shell_users.sls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curve" svg:x1="23.2cm" svg:y1="5.71cm" svg:x2="19.9cm" svg:y2="8.38cm" draw:start-shape="id3" draw:start-glue-point="1" draw:end-shape="id10" draw:end-glue-point="1" svg:d="M23200 5710c751 0 2401 2670-3300 2670" svg:viewBox="0 0 4113 2671">
          <text:p/>
        </draw:connector>
        <draw:connector draw:style-name="gr10" draw:text-style-name="P5" draw:layer="layout" draw:type="line" svg:x1="9.6cm" svg:y1="13.95cm" svg:x2="15.5cm" svg:y2="8.38cm" draw:start-shape="id1" draw:start-glue-point="10" draw:end-shape="id10" draw:end-glue-point="3" svg:d="M9600 13950l5900-5570" svg:viewBox="0 0 5901 5571">
          <text:p/>
        </draw:connector>
        <draw:custom-shape draw:style-name="gr15" draw:text-style-name="P3" xml:id="id11" draw:id="id11" draw:layer="layout" svg:width="3.425cm" svg:height="2.3cm" svg:x="19.4cm" svg:y="14.1cm">
          <text:p text:style-name="P1">user</text:p>
          <text:p text:style-name="P1">formu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curve" svg:x1="19.9cm" svg:y1="8.38cm" svg:x2="21.113cm" svg:y2="14.1cm" draw:start-shape="id10" draw:start-glue-point="1" draw:end-shape="id11" draw:end-glue-point="4" svg:d="M19900 8380c809 0 1213 1906 1213 5720" svg:viewBox="0 0 1214 57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0:57:59.864662359</meta:creation-date>
    <dc:date>2016-06-30T12:02:23.144455057</dc:date>
    <meta:editing-duration>PT33M47S</meta:editing-duration>
    <meta:editing-cycles>2</meta:editing-cycles>
    <meta:generator>LibreOffice/5.1.2.2$Linux_X86_64 LibreOffice_project/10m0$Build-2</meta:generator>
    <meta:document-statistic meta:object-count="27"/>
  </office:meta>
</office:document-meta>
</file>